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esocosm_ID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rken_filt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exp_B</text:p>
          </table:table-cell>
        </table:table-row>
      </table:table>
      <table:table table:name="201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so ID</text:p>
          </table:table-cell>
          <table:table-cell office:value-type="string" calcext:value-type="string">
            <text:p>time_point</text:p>
          </table:table-cell>
          <table:table-cell office:value-type="string" calcext:value-type="string">
            <text:p>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_timepoint_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_ser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_ser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6:35:20.222482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9:16:23.840371213</meta:creation-date>
    <meta:editing-duration>P2DT5H24M51S</meta:editing-duration>
    <meta:editing-cycles>3</meta:editing-cycles>
    <meta:generator>LibreOffice/5.4.1.2$Linux_X86_64 LibreOffice_project/40m0$Build-2</meta:generator>
    <meta:initial-creator>Moritz </meta:initial-creator>
    <dc:date>2017-12-04T16:42:30.777799508</dc:date>
    <dc:creator>Moritz</dc:creator>
    <meta:document-statistic meta:table-count="2" meta:cell-count="1163" meta:object-count="0"/>
  </office:meta>
</office:document-meta>
</file>